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09aa" officeooo:paragraph-rsid="002009a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4">Constitutes the need to make PARA responsible for other types of transport lines besides rail and in clarifies that it is in any dimension, amending M36-1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2-3: To make PARA responsible for transport lines in any dimensio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36:02.076581789</dc:date>
    <meta:editing-duration>PT3M52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4" meta:character-count="400" meta:non-whitespace-character-count="343"/>
  </office:meta>
</office:document-meta>
</file>